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1">
      <style:paragraph-properties fo:margin-top="0cm" fo:margin-bottom="0.499cm" style:contextual-spacing="false" fo:padding="0.049cm" fo:border="0.06pt solid #e5e7eb"/>
    </style:style>
    <style:style style:name="P2" style:family="paragraph" style:parent-style-name="Preformatted_20_Text" style:list-style-name="L1">
      <style:paragraph-properties fo:padding="0.049cm" fo:border="0.06pt solid #e5e7eb"/>
    </style:style>
    <style:style style:name="P3" style:family="paragraph" style:parent-style-name="Text_20_body" style:list-style-name="L1">
      <style:paragraph-properties fo:margin-top="0cm" fo:margin-bottom="0cm" style:contextual-spacing="false" fo:padding="0.049cm" fo:border="0.06pt solid #e5e7eb"/>
    </style:style>
    <style:style style:name="P4" style:family="paragraph" style:parent-style-name="Text_20_body" style:list-style-name="L1">
      <style:paragraph-properties fo:padding="0.049cm" fo:border="0.06pt solid #e5e7eb"/>
    </style:style>
    <style:style style:name="P5" style:family="paragraph" style:parent-style-name="Text_20_body" style:list-style-name="L1">
      <style:paragraph-properties fo:margin-top="0cm" fo:margin-bottom="0cm" style:contextual-spacing="false" fo:padding="0.049cm" fo:border="0.06pt solid #e5e7eb"/>
      <style:text-properties loext:padding="0.049cm" loext:border="0.06pt solid #e5e7eb"/>
    </style:style>
    <style:style style:name="P6" style:family="paragraph" style:parent-style-name="Text_20_body" style:list-style-name="L1">
      <style:paragraph-properties fo:padding="0.049cm" fo:border="0.06pt solid #e5e7eb"/>
      <style:text-properties loext:padding="0.049cm" loext:border="0.06pt solid #e5e7eb"/>
    </style:style>
    <style:style style:name="T1" style:family="text">
      <style:text-properties loext:padding="0.049cm" loext:border="0.06pt solid #e5e7eb"/>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a xlink:type="simple" xlink:href="https://www.theodinproject.com/lessons/foundations-rock-paper-scissors#assignment" text:style-name="Internet_20_link" text:visited-style-name="Visited_20_Internet_20_Link"><text:span text:style-name="T1">Assignment</text:span></text:a></text:h>
      <text:list xml:id="list3026868795" text:style-name="L1">
        <text:list-item>
          <text:p text:style-name="P3"><text:span text:style-name="T1">Start a new Git repo for your project.</text:span></text:p>
        </text:list-item>
        <text:list-item>
          <text:p text:style-name="P5">Create a blank HTML document with a script tag (Hint: it is best practice to link an external .js file). This game is going to be played completely from the console, so don’t worry about putting anything else in there.</text:p>
        </text:list-item>
        <text:list-item>
          <text:p text:style-name="P3"><text:span text:style-name="T1">Your game is going to play against the computer, so begin with a function called </text:span><text:span text:style-name="Source_20_Text"><text:span text:style-name="T1">getComputerChoice</text:span></text:span><text:span text:style-name="T1"> that will randomly return either ‘Rock’, ‘Paper’ or ‘Scissors’. We’ll use this function in the game to make the computer’s play. </text:span><text:span text:style-name="Emphasis"><text:span text:style-name="T1">Tip: use the console to make sure this is returning the expected output before moving to the next step!</text:span></text:span></text:p>
        </text:list-item>
        <text:list-item>
          <text:p text:style-name="P3"><text:span text:style-name="T1">Write a function that plays a single round of Rock Paper Scissors. The function should take two parameters - the </text:span><text:span text:style-name="Source_20_Text"><text:span text:style-name="T1">playerSelection</text:span></text:span><text:span text:style-name="T1"> and </text:span><text:span text:style-name="Source_20_Text"><text:span text:style-name="T1">computerSelection</text:span></text:span><text:span text:style-name="T1"> - and then return a string that declares the winner of the round like so: </text:span><text:span text:style-name="Source_20_Text"><text:span text:style-name="T1">"You Lose! Paper beats Rock"</text:span></text:span></text:p>
          <text:list>
            <text:list-item>
              <text:p text:style-name="P3"><text:span text:style-name="T1">Make your function’s playerSelection parameter case-insensitive (so users can input </text:span><text:span text:style-name="Source_20_Text"><text:span text:style-name="T1">rock</text:span></text:span><text:span text:style-name="T1">, </text:span><text:span text:style-name="Source_20_Text"><text:span text:style-name="T1">ROCK</text:span></text:span><text:span text:style-name="T1">, </text:span><text:span text:style-name="Source_20_Text"><text:span text:style-name="T1">RocK</text:span></text:span><text:span text:style-name="T1"> or any other variation).</text:span></text:p>
            </text:list-item>
          </text:list>
        </text:list-item>
        <text:list-item>
          <text:p text:style-name="P4"><text:span text:style-name="Strong_20_Emphasis"><text:span text:style-name="T1">Important note:</text:span></text:span><text:span text:style-name="T1"> you want to </text:span><text:span text:style-name="Source_20_Text"><text:span text:style-name="T1">return</text:span></text:span><text:span text:style-name="T1"> the results of this function call, </text:span><text:span text:style-name="Emphasis"><text:span text:style-name="T1">not</text:span></text:span><text:span text:style-name="T1"> </text:span><text:span text:style-name="Source_20_Text"><text:span text:style-name="T1">console.log()</text:span></text:span><text:span text:style-name="T1"> them. You’re going to use what you </text:span><text:span text:style-name="Source_20_Text"><text:span text:style-name="T1">return</text:span></text:span><text:span text:style-name="T1"> later on, so let’s test this function by using console.log to see the results:</text:span></text:p>
          <text:p text:style-name="P2"><text:span text:style-name="Source_20_Text"><text:span text:style-name="T1">function playRound(playerSelection, computerSelection) {</text:span></text:span></text:p>
          <text:p text:style-name="P2"><text:span text:style-name="Source_20_Text"><text:span text:style-name="T1"><text:s text:c="2"/>// your code here!</text:span></text:span></text:p>
          <text:p text:style-name="P2"><text:span text:style-name="Source_20_Text"><text:span text:style-name="T1">}</text:span></text:span></text:p>
          <text:p text:style-name="P2"><text:span text:style-name="Source_20_Text"><text:span text:style-name="T1"><text:s/></text:span></text:span></text:p>
          <text:p text:style-name="P2"><text:span text:style-name="Source_20_Text"><text:span text:style-name="T1">const playerSelection = "rock";</text:span></text:span></text:p>
          <text:p text:style-name="P2"><text:span text:style-name="Source_20_Text"><text:span text:style-name="T1">const computerSelection = getComputerChoice();</text:span></text:span></text:p>
          <text:p text:style-name="P1"><text:span text:style-name="Source_20_Text"><text:span text:style-name="T1">console.log(playRound(playerSelection, computerSelection));</text:span></text:span></text:p>
        </text:list-item>
        <text:list-item>
          <text:p text:style-name="P3"><text:span text:style-name="T1">Write a NEW function called </text:span><text:span text:style-name="Source_20_Text"><text:span text:style-name="T1">game()</text:span></text:span><text:span text:style-name="T1">. Use the previous function </text:span><text:span text:style-name="Emphasis"><text:span text:style-name="T1">inside</text:span></text:span><text:span text:style-name="T1"> of this one to play a 5 round game that keeps score and reports a winner or loser at the end.</text:span></text:p>
          <text:list>
            <text:list-item>
              <text:p text:style-name="P3"><text:span text:style-name="T1">You have not officially learned how to “loop” over code to repeat function calls… if you already know about loops from somewhere else (or if you feel like doing some more learning) feel free to use them. If not, don’t worry! Just call your </text:span><text:span text:style-name="Source_20_Text"><text:span text:style-name="T1">playRound</text:span></text:span><text:span text:style-name="T1"> function 5 times in a row. Loops are covered in the next lesson.</text:span></text:p>
            </text:list-item>
            <text:list-item>
              <text:p text:style-name="P3"><text:span text:style-name="T1">At this point you should be using </text:span><text:span text:style-name="Source_20_Text"><text:span text:style-name="T1">console.log()</text:span></text:span><text:span text:style-name="T1"> to display the results of each round and the winner at the end.</text:span></text:p>
            </text:list-item>
            <text:list-item>
              <text:p text:style-name="P3"><text:span text:style-name="T1">Use </text:span><text:span text:style-name="Source_20_Text"><text:span text:style-name="T1">prompt()</text:span></text:span><text:span text:style-name="T1"> to get input from the user. </text:span><text:a xlink:type="simple" xlink:href="https://developer.mozilla.org/en-US/docs/Web/API/Window/prompt" office:target-frame-name="_blank" xlink:show="new" text:style-name="Internet_20_link" text:visited-style-name="Visited_20_Internet_20_Link"><text:span text:style-name="T1">Read the docs here if you need to.</text:span></text:a></text:p>
            </text:list-item>
            <text:list-item>
              <text:p text:style-name="P5">Feel free to re-work your previous functions if you need to. Specifically, you might want to change the return value to something more useful.</text:p>
            </text:list-item>
            <text:list-item>
              <text:p text:style-name="P6">Feel free to create more “helper” functions if you think it would be useful.</text:p>
            </text:list-item>
          </text:list>
        </text:list-item>
      </text:list>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1:08:09.444952846</meta:creation-date>
    <dc:date>2023-09-13T11:08:36.992613371</dc:date>
    <meta:editing-duration>PT28S</meta:editing-duration>
    <meta:editing-cycles>1</meta:editing-cycles>
    <meta:document-statistic meta:table-count="0" meta:image-count="0" meta:object-count="0" meta:page-count="2" meta:paragraph-count="20" meta:word-count="397" meta:character-count="2295" meta:non-whitespace-character-count="1926"/>
    <meta:generator>LibreOffice/7.3.7.2$Linux_X86_64 LibreOffice_project/30$Build-2</meta:generator>
  </office:meta>
</office:document-meta>
</file>